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EF9000004901AE5B06274F59C45.png" manifest:media-type="image/png"/>
  <manifest:file-entry manifest:full-path="Pictures/1000020100000B5200000A115AECB7F235D4CBA0.png" manifest:media-type="image/png"/>
  <manifest:file-entry manifest:full-path="Pictures/10000201000007C100000581753D1EF36148FCFB.png" manifest:media-type="image/png"/>
  <manifest:file-entry manifest:full-path="Pictures/1000020100000C5000000656608FE01CA752C6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9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5cm" svg:x="1.4cm" svg:y="0.627cm" presentation:class="subtitle">
          <draw:text-box>
            <text:p text:style-name="P1"><text:span text:style-name="T1">Bitcoin</text:span></text:p>
            <text:p text:style-name="P1"/>
            <text:p text:style-name="P1">Wie das so grob funktioniert,</text:p>
            <text:p text:style-name="P1">und warum das vielleicht keine so gute Idee ist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2" draw:text-style-name="P4" draw:layer="layout" svg:width="25.723cm" svg:height="13.236cm" svg:x="1.249cm" svg:y="0.734cm">
          <draw:image xlink:href="Pictures/1000020100000C5000000656608FE01CA752C6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2" draw:text-style-name="P4" draw:layer="layout" svg:width="15.996cm" svg:height="14.224cm" svg:x="6.113cm" svg:y="0.762cm">
          <draw:image xlink:href="Pictures/1000020100000B5200000A115AECB7F235D4CB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draw:style-name="gr2" draw:text-style-name="P4" draw:layer="layout" svg:width="26.41cm" svg:height="14.059cm" svg:x="0.514cm" svg:y="0.952cm">
          <draw:image xlink:href="Pictures/10000201000007C100000581753D1EF36148FC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draw:style-name="gr2" draw:text-style-name="P4" draw:layer="layout" svg:width="27.178cm" svg:height="8.282cm" svg:x="0.508cm" svg:y="3.797cm">
          <draw:image xlink:href="Pictures/1000020100000EF9000004901AE5B06274F59C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6:08:37.986555291</meta:creation-date>
    <dc:date>2016-11-08T19:50:07.908293899</dc:date>
    <meta:editing-duration>PT3H41M26S</meta:editing-duration>
    <meta:editing-cycles>12</meta:editing-cycles>
    <meta:generator>LibreOffice/5.0.6.2$Linux_X86_64 LibreOffice_project/00$Build-2</meta:generator>
    <meta:document-statistic meta:object-count="36"/>
  </office:meta>
</office:document-meta>
</file>